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dobe Heiti Std R" svg:font-family="'Adobe Heiti Std R'"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text-properties fo:font-style="italic" style:font-style-asian="italic" style:font-style-complex="italic"/>
    </style:style>
    <style:style style:name="P2" style:family="paragraph" style:parent-style-name="Text_20_body">
      <style:text-properties fo:font-weight="bold" style:font-weight-asian="bold" style:font-weight-complex="bold"/>
    </style:style>
    <style:style style:name="P3" style:family="paragraph" style:parent-style-name="Heading_20_1">
      <style:paragraph-properties fo:text-align="start" style:justify-single-word="false"/>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color="#000000" style:text-underline-style="none"/>
    </style:style>
    <style:style style:name="T5" style:family="text">
      <style:text-properties fo:font-size="18pt" style:font-size-asian="18pt" style:font-size-complex="18pt"/>
    </style:style>
    <style:style style:name="T6"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text:span text:style-name="T5">VISION - ramundboende.se</text:span></text:h>
      <text:h text:style-name="Heading_20_2" text:outline-level="2">Bakgrund</text:h>
      <text:p text:style-name="Standard">Företaget Bruksvallarnas Semesterboende AB hyr veckovis ut ett nybyggt hus och en mindre stuga i skidorten Ramundberget. I nuläget hyr företaget ut med hjälp av annonser och lokala turistbyråer. </text:p>
      <text:p text:style-name="Standard">Företaget önskar en egen webbsida som presenterar boendena, priserna och som även erbjuder onlinebokning direkt på sidan. Man vill att sidan ska vara sökoptimerad på aktuella sökord från potentiella kunder och även att sidan ska vara responsiv, dvs att layouten anpassas beroende på vilken skärmupplösning besökaren har. </text:p>
      <text:p text:style-name="Standard"/>
      <text:p text:style-name="Standard">Ingen tidigare webbsida finns skapad eller påbörjad, men kunden äger sedan tidigare domänet http://www.ramundboende.se hos webbhotellet Citynetwork, var man önskar att den slutliga produkten ska publiceras.</text:p>
      <text:p text:style-name="Standard"/>
      <text:h text:style-name="Heading_20_2" text:outline-level="2">Användargrupper</text:h>
      <text:h text:style-name="Heading_20_4" text:outline-level="4">Administratörer</text:h>
      <text:p text:style-name="P2">Bruksvallarnas Semesterboende AB - <text:span text:style-name="T1">Ägaren och beställaren av webbsidan.</text:span></text:p>
      <text:p text:style-name="P2">Kunder – <text:span text:style-name="T1">Webbsidans besökare, kan delas in i 2 undergrupper</text:span></text:p>
      <text:p text:style-name="P2"><text:span text:style-name="T1"><text:tab/>Endast webbplatsbesökare -</text:span></text:p>
      <text:p text:style-name="P2"><text:span text:style-name="T1"><text:tab/>Användare av onlinebokning - </text:span></text:p>
      <text:h text:style-name="Heading_20_4" text:outline-level="4">Slutanvändare</text:h>
      <text:p text:style-name="P2">Kundernas kunder</text:p>
      <text:p text:style-name="Standard">Indirekta slutanvändare och dem som är mest beroende av kvaliteten på slutresultatet är <text:s/>alla olika besökare av företagens webbsidor. På grund av den stora variationen av typer av branscher webbsidorna berör så ingår här oändliga nyanser och kombinationer av åldrar och datorvanor.</text:p>
      <text:h text:style-name="Heading_20_3" text:outline-level="3">Intressenter</text:h>
      <text:p text:style-name="P2">Befintliga kunder<text:span text:style-name="T1"> som redan fått webbsidor levererade från webbutvecklaren kan tänkas vilja migrera dessa till WordPress och det egenutvecklade temat där.</text:span></text:p>
      <text:p text:style-name="P2">Destination Funäsfjällen<text:span text:style-name="T1"> tillhandahåller ett bokningssystem vars databas i vissa fall kommer att kopplas ihop med kundernas webbplatser.</text:span></text:p>
      <text:p text:style-name="P2">Andra webbutvecklare<text:span text:style-name="T1"> kan eventuellt vilja använda eller vidareutveckla WordPresstemat.</text:span></text:p>
      <text:p text:style-name="P2">Handikappförbunden <text:span text:style-name="T1">som vill att webbsidorna följer deras rekommendationer för Tillgängliga webbsidor </text:span><text:a xlink:type="simple" xlink:href="http://www.hso.se/vi-ar-handikappforbunden/Om-den-har-sidan/Tillgangliga-webbsidor/"><text:span text:style-name="T1">http://www.hso.se/vi-ar-handikappforbunden/Om-den-har-sidan/Tillgangliga-webbsidor/</text:span></text:a><text:span text:style-name="T1"> </text:span></text:p>
      <text:p text:style-name="P2">WordPress.org</text:p>
      <text:p text:style-name="P2">php.net</text:p>
      <text:p text:style-name="P2">Citynetwork.se </text:p>
      <text:h text:style-name="Heading_20_2" text:outline-level="2"><text:soft-page-break/>Liknande system och konkurrenter </text:h>
      <text:p text:style-name="Text_20_body">Det finns för närvarande 217 st officiella WordPressteman (<text:a xlink:type="simple" xlink:href="http://theme.wordpress.com/"><text:span text:style-name="T4">http://theme.wordpress.com/</text:span></text:a>), av dessa är 133 st gratis (http://theme.wordpress.com/themes/sort/free/).</text:p>
      <text:p text:style-name="Text_20_body">De är inriktade på olika typer av sidor, och vissa av dem är nischade som enklare presentationssidor för småföretag. Vi har dock inte hittat något på marknaden som motsvarar vårat behov. De teman vi undersökt är ostrukturerade, saknar en logisk uppbyggnad, genererar onödigt mycket kod som blir svår att kontrollera, och därmed blir resultatet detsamma på webbsidorna.</text:p>
      <text:p text:style-name="Text_20_body">Inom det här projektet finns inget intresse av att temat ska konkurrera med befintliga teman, utan det primära syftet är att det ska underlätta det dagliga arbetet för marike.se – allt annat är en bonus.</text:p>
      <text:h text:style-name="Heading_20_3" text:outline-level="3">Baskrav </text:h>
      <text:p text:style-name="Standard">BK 1: Sidan marike.se ska innehålla blogg, portfolio och kommentarsfält för ett levande och dynamiskt intryck. </text:p>
      <text:p text:style-name="Standard">BK 2: Grafiken på sidan marike.se ska vara snygg, stilren och modern.</text:p>
      <text:p text:style-name="Standard">BK 3: Temat ska utformas på så vis att det kan användas till flera olika webbsidor till olika småföretag.</text:p>
      <text:p text:style-name="Standard">BK 4: WordPresstemat ska göras i php och sidan ska implementeras i WordPress.</text:p>
      <text:p text:style-name="Standard">BK 5: Koden ska vara logiskt i sin struktur så att det lätt kan förstås och administreras.</text:p>
      <text:p text:style-name="Standard">BK 6: Den färdiga sidan marike.se, och andra sidor som byggs med temat, ska klara aktuella standar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dobe Heiti Std R" svg:font-family="'Adobe Heiti Std R'" style:font-pitch="variable"/>
    <style:font-face style:name="Trajan Pro" svg:font-family="'Trajan Pro'"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1DV430 - Individuellt mjukvaruutvecklingsprojekt</text:p>
        <text:p text:style-name="MP1">Marike Grinde - mg222cd</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01T13:11:04</meta:creation-date>
    <dc:date>2014-04-01T15:12:44</dc:date>
    <meta:editing-duration>PT2H1M40S</meta:editing-duration>
    <meta:editing-cycles>5</meta:editing-cycles>
    <meta:generator>OpenOffice.org/3.4.1$Unix OpenOffice.org_project/341m1$Build-9593</meta:generator>
    <meta:document-statistic meta:table-count="0" meta:image-count="0" meta:object-count="0" meta:page-count="2" meta:paragraph-count="35" meta:word-count="457" meta:character-count="3288"/>
  </office:meta>
</office:document-meta>
</file>